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148532920346743259" text:style-name="L1">
        <text:list-item>
          <text:p text:style-name="P2">Luneda</text:p>
          <text:list>
            <text:list-item>
              <text:p text:style-name="P3">You can't select the first answer to the riddle in the dance hall</text:p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/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4">MILO</text:p>
          <text:list>
            <text:list-item>
              <text:p text:style-name="P3">Places where the miloGo is broken:</text:p>
              <text:list>
                <text:list-item>
                  <text:p text:style-name="P3">the </text:p>
                </text:list-item>
              </text:list>
            </text:list-item>
          </text:list>
        </text:list-item>
        <text:list-item>
          <text:p text:style-name="P2">General</text:p>
          <text:list>
            <text:list-item>
              <text:p text:style-name="P5">When the site goes live, take the url from game.html and make sure that that's the only url that pauses the game when pauseGame() is run. I don't want it pausing on index.html or conclusion.html</text:p>
            </text:list-item>
            <text:list-item>
              <text:p text:style-name="P5">Add a counter for when the site goes liv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7T16:57:25.45</dc:date>
    <meta:editing-duration>P17DT15H6M49S</meta:editing-duration>
    <meta:editing-cycles>124</meta:editing-cycles>
    <meta:generator>OpenOffice/4.1.1$Win32 OpenOffice.org_project/411m6$Build-9775</meta:generator>
    <meta:document-statistic meta:table-count="0" meta:image-count="0" meta:object-count="0" meta:page-count="1" meta:paragraph-count="13" meta:word-count="87" meta:character-count="434"/>
  </office:meta>
</office:document-meta>
</file>